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bfc8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 style:writing-mode="lr-tb"/>
      <style:text-properties officeooo:paragraph-rsid="001abfc8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 style:writing-mode="lr-tb"/>
      <style:text-properties fo:font-variant="normal" fo:text-transform="none" style:font-name="Liberation Serif" fo:font-size="16pt" fo:letter-spacing="normal" fo:font-style="normal" style:text-underline-style="solid" style:text-underline-width="auto" style:text-underline-color="font-color" fo:font-weight="bold" officeooo:paragraph-rsid="001abfc8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style:font-name="Liberation Serif" fo:font-size="22pt" fo:letter-spacing="normal" fo:font-style="normal" style:text-underline-style="solid" style:text-underline-width="auto" style:text-underline-color="font-color" fo:font-weight="bold" officeooo:rsid="001abfc8" officeooo:paragraph-rsid="001abfc8" style:font-size-asian="22pt" style:font-weight-asian="bold" style:font-size-complex="22pt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 style:writing-mode="lr-tb"/>
      <style:text-properties fo:font-variant="normal" fo:text-transform="none" fo:color="#116644" style:font-name="monospace" fo:font-size="16pt" fo:letter-spacing="normal" fo:font-style="normal" fo:font-weight="normal" officeooo:paragraph-rsid="001abfc8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 style:writing-mode="lr-tb"/>
      <style:text-properties fo:font-variant="normal" fo:text-transform="none" fo:color="#116644" style:font-name="Liberation Serif" fo:font-size="16pt" fo:letter-spacing="normal" fo:font-style="normal" style:text-underline-style="solid" style:text-underline-width="auto" style:text-underline-color="font-color" fo:font-weight="bold" officeooo:paragraph-rsid="001abfc8" style:font-size-asian="16pt" style:font-weight-asian="bold" style:font-size-complex="16pt" style:font-weight-complex="bold"/>
    </style:style>
    <style:style style:name="T1" style:family="text">
      <style:text-properties fo:color="#235a81" style:text-line-through-style="none" style:text-line-through-type="none" style:font-name="Liberation Serif" style:text-underline-style="none" style:text-blinking="false" loext:padding-left="0in" loext:padding-right="0in" loext:padding-top="0in" loext:padding-bottom="0.0193in" loext:border-left="none" loext:border-right="none" loext:border-top="none" loext:border-bottom="0.06pt dotted #000000"/>
    </style:style>
    <style:style style:name="T2" style:family="text">
      <style:text-properties fo:color="#444444" style:font-name="Liberation Serif"/>
    </style:style>
    <style:style style:name="T3" style:family="text">
      <style:text-properties fo:color="#0055aa" style:font-name="Liberation Serif"/>
    </style:style>
    <style:style style:name="T4" style:family="text">
      <style:text-properties fo:color="#770088" style:font-name="Liberation Serif"/>
    </style:style>
    <style:style style:name="T5" style:family="text">
      <style:text-properties style:font-name="Liberation Serif"/>
    </style:style>
    <style:style style:name="T6" style:family="text">
      <style:text-properties fo:font-variant="normal" fo:text-transform="none" fo:color="#235a81" style:text-line-through-style="none" style:text-line-through-type="none" style:font-name="Liberation Serif" fo:font-size="16pt" fo:letter-spacing="normal" fo:font-style="normal" style:text-underline-style="none" fo:font-weight="normal" style:text-blinking="false" fo:background-color="#e5e5e5" loext:char-shading-value="0" style:font-size-asian="16pt" style:font-size-complex="16pt" loext:padding-left="0in" loext:padding-right="0in" loext:padding-top="0in" loext:padding-bottom="0.0193in" loext:border-left="none" loext:border-right="none" loext:border-top="none" loext:border-bottom="0.06pt dotted #000000"/>
    </style:style>
    <style:style style:name="T7" style:family="text">
      <style:text-properties fo:font-variant="normal" fo:text-transform="none" fo:color="#303336" fo:letter-spacing="normal" fo:font-style="normal" fo:font-weight="normal" fo:background-color="#eff0f1" loext:char-shading-value="0" loext:padding="0in" loext:border="none"/>
    </style:style>
    <style:style style:name="T8" style:family="text">
      <style:text-properties fo:font-variant="normal" fo:text-transform="none" fo:color="#444444" style:font-name="Liberation Serif" fo:font-size="16pt" fo:letter-spacing="normal" fo:font-style="normal" fo:font-weight="normal" fo:background-color="#e5e5e5" loext:char-shading-value="0" style:font-size-asian="16pt" style:font-size-complex="16pt" loext:padding="0in" loext:border="none"/>
    </style:style>
    <style:style style:name="T9" style:family="text">
      <style:text-properties fo:font-variant="normal" fo:text-transform="none" fo:color="#0055aa" style:font-name="Liberation Serif" fo:font-size="16pt" fo:letter-spacing="normal" fo:font-style="normal" fo:font-weight="normal" fo:background-color="#e5e5e5" loext:char-shading-value="0" style:font-size-asian="16pt" style:font-size-complex="16pt" loext:padding="0in" loext:border="none"/>
    </style:style>
    <style:style style:name="T10" style:family="text">
      <style:text-properties fo:font-variant="normal" fo:text-transform="none" fo:color="#aa1111" style:font-name="Liberation Serif" fo:font-size="16pt" fo:letter-spacing="normal" fo:font-style="normal" fo:font-weight="normal" fo:background-color="#e5e5e5" loext:char-shading-value="0" style:font-size-asian="16pt" style:font-size-complex="16pt" loext:padding="0in" loext:border="none"/>
    </style:style>
    <style:style style:name="T11" style:family="text">
      <style:text-properties fo:font-variant="normal" fo:text-transform="none" fo:color="#770088" style:font-name="Liberation Serif" fo:font-size="16pt" fo:letter-spacing="normal" fo:font-style="normal" fo:font-weight="normal" fo:background-color="#e5e5e5" loext:char-shading-value="0" style:font-size-asian="16pt" style:font-size-complex="16pt" loext:padding="0in" loext:border="none"/>
    </style:style>
    <style:style style:name="T12" style:family="text">
      <style:text-properties officeooo:rsid="001ab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3"><text:span text:style-name="T12">1.</text:span>Query all product name for store English level </text:p>
      <text:p text:style-name="P5"/>
      <text:p text:style-name="P5"><text:a xlink:type="simple" xlink:href="http://127.0.0.1/phpmyadmin/url.php?url=http://dev.mysql.com/doc/refman/5.5/en/select.html" office:target-frame-name="mysql_doc" xlink:show="replace" text:style-name="Internet_20_link" text:visited-style-name="Visited_20_Internet_20_Link"><text:span text:style-name="T1">SELECT</text:span></text:a><text:span text:style-name="T2"> cpe</text:span><text:span text:style-name="T3">.sku</text:span><text:span text:style-name="T2"> </text:span><text:span text:style-name="T4">AS</text:span><text:span text:style-name="T2"> maSP, cpev</text:span><text:span text:style-name="T3">.value</text:span><text:span text:style-name="T2"> </text:span><text:span text:style-name="T4">FROM</text:span><text:span text:style-name="T2"> catalog_product_entity </text:span><text:span text:style-name="T4">AS</text:span><text:span text:style-name="T2"> cpe </text:span><text:span text:style-name="T4">INNER</text:span><text:span text:style-name="T2"> </text:span><text:span text:style-name="T4">JOIN</text:span><text:span text:style-name="T2"> catalog_product_entity_varchar </text:span><text:span text:style-name="T4">AS</text:span><text:span text:style-name="T2"> cpev </text:span><text:span text:style-name="T4">ON</text:span><text:span text:style-name="T2"> cpe</text:span><text:span text:style-name="T3">.entity_id</text:span><text:span text:style-name="T2"> = cpev</text:span><text:span text:style-name="T3">.entity_id</text:span><text:span text:style-name="T2"> </text:span><text:span text:style-name="T4">WHERE</text:span><text:span text:style-name="T2"> cpev</text:span><text:span text:style-name="T3">.store_id</text:span><text:span text:style-name="T2"> = </text:span><text:span text:style-name="T5">0</text:span></text:p>
      <text:p text:style-name="P5"/>
      <text:p text:style-name="P5"/>
      <text:p text:style-name="P6"><text:span text:style-name="T12">2.</text:span>Query all customer name, customer address </text:p>
      <text:p text:style-name="P6"/>
      <text:p text:style-name="P2"><text:a xlink:type="simple" xlink:href="http://127.0.0.1/phpmyadmin/url.php?url=http://dev.mysql.com/doc/refman/5.5/en/select.html" office:target-frame-name="mysql_doc" xlink:show="replace" text:style-name="Internet_20_link" text:visited-style-name="Visited_20_Internet_20_Link"><text:span text:style-name="Source_20_Text"><text:span text:style-name="T6">SELECT</text:span></text:span></text:a><text:span text:style-name="Source_20_Text"><text:span text:style-name="T8"> CONCAT(ce</text:span></text:span><text:span text:style-name="Source_20_Text"><text:span text:style-name="T9">.firstname</text:span></text:span><text:span text:style-name="Source_20_Text"><text:span text:style-name="T8">,</text:span></text:span><text:span text:style-name="Source_20_Text"><text:span text:style-name="T10">" "</text:span></text:span><text:span text:style-name="Source_20_Text"><text:span text:style-name="T8">,ce</text:span></text:span><text:span text:style-name="Source_20_Text"><text:span text:style-name="T9">.lastname</text:span></text:span><text:span text:style-name="Source_20_Text"><text:span text:style-name="T8">) </text:span></text:span><text:span text:style-name="Source_20_Text"><text:span text:style-name="T11">AS</text:span></text:span><text:span text:style-name="Source_20_Text"><text:span text:style-name="T8"> Fullname, ce</text:span></text:span><text:span text:style-name="Source_20_Text"><text:span text:style-name="T9">.email</text:span></text:span><text:span text:style-name="Source_20_Text"><text:span text:style-name="T8">, concat(cae</text:span></text:span><text:span text:style-name="Source_20_Text"><text:span text:style-name="T9">.street</text:span></text:span><text:span text:style-name="Source_20_Text"><text:span text:style-name="T8">,</text:span></text:span><text:span text:style-name="Source_20_Text"><text:span text:style-name="T10">" "</text:span></text:span><text:span text:style-name="Source_20_Text"><text:span text:style-name="T8">,cae</text:span></text:span><text:span text:style-name="Source_20_Text"><text:span text:style-name="T9">.city</text:span></text:span><text:span text:style-name="Source_20_Text"><text:span text:style-name="T8">) </text:span></text:span><text:span text:style-name="Source_20_Text"><text:span text:style-name="T11">AS</text:span></text:span><text:span text:style-name="Source_20_Text"><text:span text:style-name="T8"> address </text:span></text:span><text:span text:style-name="Source_20_Text"><text:span text:style-name="T11">FROM</text:span></text:span><text:span text:style-name="Source_20_Text"><text:span text:style-name="T8"> customer_entity </text:span></text:span><text:span text:style-name="Source_20_Text"><text:span text:style-name="T11">as</text:span></text:span><text:span text:style-name="Source_20_Text"><text:span text:style-name="T8"> ce </text:span></text:span><text:span text:style-name="Source_20_Text"><text:span text:style-name="T11">INNER</text:span></text:span><text:span text:style-name="Source_20_Text"><text:span text:style-name="T8"> </text:span></text:span><text:span text:style-name="Source_20_Text"><text:span text:style-name="T11">JOIN</text:span></text:span><text:span text:style-name="Source_20_Text"><text:span text:style-name="T8"> customer_address_entity </text:span></text:span><text:span text:style-name="Source_20_Text"><text:span text:style-name="T11">AS</text:span></text:span><text:span text:style-name="Source_20_Text"><text:span text:style-name="T8"> cae </text:span></text:span><text:span text:style-name="Source_20_Text"><text:span text:style-name="T11">ON</text:span></text:span><text:span text:style-name="Source_20_Text"><text:span text:style-name="T8"> ce</text:span></text:span><text:span text:style-name="Source_20_Text"><text:span text:style-name="T9">.entity_id</text:span></text:span><text:span text:style-name="Source_20_Text"><text:span text:style-name="T8"> = cae</text:span></text:span><text:span text:style-name="Source_20_Text"><text:span text:style-name="T9">.parent_id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0:12:25.810580705</meta:creation-date>
    <dc:date>2018-07-04T00:14:04.413761769</dc:date>
    <meta:editing-duration>PT1M38S</meta:editing-duration>
    <meta:editing-cycles>1</meta:editing-cycles>
    <meta:document-statistic meta:table-count="0" meta:image-count="0" meta:object-count="0" meta:page-count="1" meta:paragraph-count="4" meta:word-count="59" meta:character-count="480" meta:non-whitespace-character-count="423"/>
    <meta:generator>LibreOffice/5.1.6.2$Linux_X86_64 LibreOffice_project/10m0$Build-2</meta:generator>
  </office:meta>
</office:document-meta>
</file>